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s" svg:font-family="'Times new roman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s" fo:font-size="12pt" officeooo:rsid="0017ee01" officeooo:paragraph-rsid="0017ee01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s" fo:font-size="12pt" officeooo:rsid="0017ee01" officeooo:paragraph-rsid="0017ee0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s" fo:font-size="12pt" officeooo:rsid="0017ee01" officeooo:paragraph-rsid="001ad15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s" fo:font-size="12pt" officeooo:rsid="001d0d29" officeooo:paragraph-rsid="001d0d2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s" fo:font-size="12pt" officeooo:rsid="001f4a06" officeooo:paragraph-rsid="001ad15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s" fo:font-size="12pt" officeooo:rsid="0019b4b3" officeooo:paragraph-rsid="0017ee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s" fo:font-size="12pt" officeooo:rsid="001ad153" officeooo:paragraph-rsid="001ad153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s" fo:font-size="12pt" officeooo:rsid="0021d26e" officeooo:paragraph-rsid="0021d26e" style:font-size-asian="10.5pt" style:font-size-complex="12pt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officeooo:rsid="0019b4b3"/>
    </style:style>
    <style:style style:name="T2" style:family="text">
      <style:text-properties officeooo:rsid="001ad153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0.7398in" fo:min-width="1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272in" fo:min-width="1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drigo Luzuriaga</text:p>
      <text:p text:style-name="P1">CISD31/31L</text:p>
      <text:p text:style-name="P1">3/11/18</text:p>
      <text:p text:style-name="P8">Week 2 Lab</text:p>
      <text:p text:style-name="P1"/>
      <text:p text:style-name="P2"><text:tab/>3. If management needed to determine which book category generated the <text:tab/><text:tab/>most sales in April 2009, which tables and fields would they consult to derive <text:tab/>this information?</text:p>
      <text:p text:style-name="P2"><text:tab/><text:tab/><text:tab/>a. <text:span text:style-name="T1">ORDERS: Orderdate, Order#</text:span></text:p>
      <text:p text:style-name="P2"><text:tab/><text:tab/><text:tab/><text:span text:style-name="T1">b. ORDERITEMS: Order#, ISBN</text:span></text:p>
      <text:p text:style-name="P6"><text:tab/><text:tab/><text:tab/>c. BOOKS: ISBN, Category</text:p>
      <text:p text:style-name="P2"/>
      <text:p text:style-name="P2"><text:span text:style-name="T1"><text:tab/>4. Explain how you would determine how much profit was generated from <text:tab/>orders placed in April </text:span>2009.</text:p>
      <text:p text:style-name="P2"><text:tab/><text:tab/><text:tab/><text:span text:style-name="T1">a. ORDERS: Order#, Orderdate</text:span></text:p>
      <text:p text:style-name="P2"><text:tab/><text:tab/><text:tab/><text:span text:style-name="T2">b. ORDERITEMS: Order#, Quantity, Paideach</text:span></text:p>
      <text:p text:style-name="P2"/>
      <text:p text:style-name="P7"><text:tab/>8. A movie megaplex needs to collect movie attendance data. The company <text:tab/>maintains 16 theaters in a single location. Each movie offered can be shown in <text:tab/>one or more of the available theaters and is typically scheduled for three to six <text:tab/>showings in a day. The movies are <text:tab/>rotated through the theaters to ensure that <text:tab/>each is shown in one of the stadium-seating theaters at least once.</text:p>
      <text:p text:style-name="P3"><draw:custom-shape text:anchor-type="paragraph" draw:z-index="0" draw:name="Shape1" draw:style-name="gr1" svg:width="1.1669in" svg:height="0.7398in" svg:x="0.5354in" svg:y="0.3484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10" svg:width="1.1669in" svg:height="0.7398in" svg:x="0.5354in" svg:y="0.3484in"><draw:text-box><text:p text:style-name="P9"><text:span text:style-name="T3">THEATERS</text:span></text:p></draw:text-box></draw:frame><draw:custom-shape text:anchor-type="paragraph" draw:z-index="2" draw:name="Shape1" draw:style-name="gr1" svg:width="1.1669in" svg:height="0.7398in" svg:x="2.8835in" svg:y="0.3484in"><text:p/><draw:enhanced-geometry svg:viewBox="0 0 21600 21600" draw:type="rectangle" draw:enhanced-path="M 0 0 L 21600 0 21600 21600 0 21600 0 0 Z N"/></draw:custom-shape><draw:frame text:anchor-type="paragraph" draw:z-index="3" draw:name="Shape2" draw:style-name="gr2" draw:text-style-name="P10" svg:width="1.1669in" svg:height="0.7398in" svg:x="2.8835in" svg:y="0.3484in"><draw:text-box><text:p text:style-name="P9"><text:span text:style-name="T3">MOVIES</text:span></text:p></draw:text-box></draw:frame><draw:custom-shape text:anchor-type="paragraph" draw:z-index="4" draw:name="Shape1" draw:style-name="gr1" svg:width="1.1669in" svg:height="0.7398in" svg:x="5.2602in" svg:y="0.3484in"><text:p/><draw:enhanced-geometry svg:viewBox="0 0 21600 21600" draw:type="rectangle" draw:enhanced-path="M 0 0 L 21600 0 21600 21600 0 21600 0 0 Z N"/></draw:custom-shape><draw:frame text:anchor-type="paragraph" draw:z-index="5" draw:name="Shape2" draw:style-name="gr2" draw:text-style-name="P10" svg:width="1.1669in" svg:height="0.7398in" svg:x="5.2602in" svg:y="0.3484in"><draw:text-box><text:p text:style-name="P9"><text:span text:style-name="T3">S</text:span><text:span text:style-name="T3">H</text:span><text:span text:style-name="T3">O</text:span><text:span text:style-name="T3">W</text:span><text:span text:style-name="T3">I</text:span><text:span text:style-name="T3">N</text:span><text:span text:style-name="T3">G</text:span><text:span text:style-name="T3">S</text:span></text:p></draw:text-box></draw:frame><draw:line text:anchor-type="paragraph" draw:z-index="6" draw:name="Shape3" draw:style-name="gr3" draw:text-style-name="P11" svg:x1="1.702in" svg:y1="0.7252in" svg:x2="2.8831in" svg:y2="0.7252in"><text:p/></draw:line><draw:line text:anchor-type="paragraph" draw:z-index="7" draw:name="Shape3" draw:style-name="gr3" draw:text-style-name="P11" svg:x1="4.0335in" svg:y1="0.722in" svg:x2="5.2835in" svg:y2="0.7248in"><text:p/></draw:line><draw:line text:anchor-type="paragraph" draw:z-index="8" draw:name="Shape4" draw:style-name="gr3" draw:text-style-name="P11" svg:x1="2.7091in" svg:y1="0.65in" svg:x2="2.7091in" svg:y2="0.8063in"><text:p/></draw:line><draw:line text:anchor-type="paragraph" draw:z-index="9" draw:name="Shape4" draw:style-name="gr3" draw:text-style-name="P11" svg:x1="2.7091in" svg:y1="0.65in" svg:x2="2.7091in" svg:y2="0.8063in"><text:p/></draw:line><draw:line text:anchor-type="paragraph" draw:z-index="10" draw:name="Shape4" draw:style-name="gr3" draw:text-style-name="P11" svg:x1="4.2382in" svg:y1="0.65in" svg:x2="4.2382in" svg:y2="0.8063in"><text:p/></draw:line><draw:line text:anchor-type="paragraph" draw:z-index="11" draw:name="Shape4" draw:style-name="gr3" draw:text-style-name="P11" svg:x1="4.2382in" svg:y1="0.65in" svg:x2="4.2382in" svg:y2="0.8063in"><text:p/></draw:line><draw:line text:anchor-type="paragraph" draw:z-index="12" draw:name="Shape5" draw:style-name="gr3" draw:text-style-name="P11" svg:x1="5.1508in" svg:y1="0.7224in" svg:x2="5.2606in" svg:y2="0.6398in"><text:p/></draw:line><draw:line text:anchor-type="paragraph" draw:z-index="13" draw:name="Shape6" draw:style-name="gr3" draw:text-style-name="P11" svg:x1="5.2606in" svg:y1="0.802in" svg:x2="5.1508in" svg:y2="0.722in"><text:p/></draw:line><draw:line text:anchor-type="paragraph" draw:z-index="14" draw:name="Shape7" draw:style-name="gr3" draw:text-style-name="P11" svg:x1="1.8193in" svg:y1="0.7252in" svg:x2="1.702in" svg:y2="0.6354in"><text:p/></draw:line><draw:line text:anchor-type="paragraph" draw:z-index="15" draw:name="Shape8" draw:style-name="gr3" draw:text-style-name="P11" svg:x1="1.702in" svg:y1="0.8087in" svg:x2="1.8193in" svg:y2="0.7252in"><text:p/></draw:line><text:tab/><text:tab/><text:tab/><text:span text:style-name="T2">a. </text:span></text:p>
      <text:p text:style-name="P3"/>
      <text:p text:style-name="P3"/>
      <text:p text:style-name="P3"/>
      <text:p text:style-name="P3"/>
      <text:p text:style-name="P3"/>
      <text:p text:style-name="P5"/>
      <text:p text:style-name="P4"><text:tab/>10. Data for an information technology conference needs to be collected. The <text:tab/>conference has a variety of sessions scheduled over a two-day period. All <text:tab/>attendees must register for the sessions they plan to attend. Some speakers <text:tab/>are presenting only one session, whereas others are handling multiple <text:tab/>sessions. Each session has only one speaker.</text:p>
      <text:p text:style-name="P4"><text:tab/><text:tab/><text:tab/></text:p>
      <text:p text:style-name="P4"><draw:custom-shape text:anchor-type="paragraph" draw:z-index="16" draw:name="Shape9" draw:style-name="gr4" svg:width="1.3752in" svg:height="0.9276in" svg:x="0.3898in" svg:y="0.0193in"><text:p/><draw:enhanced-geometry svg:viewBox="0 0 21600 21600" draw:type="rectangle" draw:enhanced-path="M 0 0 L 21600 0 21600 21600 0 21600 0 0 Z N"/></draw:custom-shape><draw:frame text:anchor-type="paragraph" draw:z-index="17" draw:name="Shape10" draw:style-name="gr5" draw:text-style-name="P12" svg:width="1.3752in" svg:height="0.9276in" svg:x="0.3898in" svg:y="0.0193in"><draw:text-box><text:p text:style-name="P9"><text:span text:style-name="T4">SPEAKER</text:span></text:p></draw:text-box></draw:frame><draw:custom-shape text:anchor-type="paragraph" draw:z-index="18" draw:name="Shape9" draw:style-name="gr4" svg:width="1.3752in" svg:height="0.9276in" svg:x="2.752in" svg:y="0.0193in"><text:p/><draw:enhanced-geometry svg:viewBox="0 0 21600 21600" draw:type="rectangle" draw:enhanced-path="M 0 0 L 21600 0 21600 21600 0 21600 0 0 Z N"/></draw:custom-shape><draw:frame text:anchor-type="paragraph" draw:z-index="19" draw:name="Shape10" draw:style-name="gr5" draw:text-style-name="P12" svg:width="1.3752in" svg:height="0.9276in" svg:x="2.752in" svg:y="0.0193in"><draw:text-box><text:p text:style-name="P9"><text:span text:style-name="T4">SESSION</text:span></text:p></draw:text-box></draw:frame><draw:custom-shape text:anchor-type="paragraph" draw:z-index="20" draw:name="Shape9" draw:style-name="gr4" svg:width="1.3752in" svg:height="0.9276in" svg:x="5.1146in" svg:y="0.0193in"><text:p/><draw:enhanced-geometry svg:viewBox="0 0 21600 21600" draw:type="rectangle" draw:enhanced-path="M 0 0 L 21600 0 21600 21600 0 21600 0 0 Z N"/></draw:custom-shape><draw:frame text:anchor-type="paragraph" draw:z-index="21" draw:name="Shape10" draw:style-name="gr5" draw:text-style-name="P12" svg:width="1.3752in" svg:height="0.9276in" svg:x="5.1146in" svg:y="0.0193in"><draw:text-box><text:p text:style-name="P9"><text:span text:style-name="T4">REGISTRATION</text:span></text:p></draw:text-box></draw:frame><draw:custom-shape text:anchor-type="paragraph" draw:z-index="22" draw:name="Shape9" draw:style-name="gr4" svg:width="1.3752in" svg:height="0.9276in" svg:x="5.1146in" svg:y="1.5945in"><text:p/><draw:enhanced-geometry svg:viewBox="0 0 21600 21600" draw:type="rectangle" draw:enhanced-path="M 0 0 L 21600 0 21600 21600 0 21600 0 0 Z N"/></draw:custom-shape><draw:frame text:anchor-type="paragraph" draw:z-index="23" draw:name="Shape10" draw:style-name="gr5" draw:text-style-name="P12" svg:width="1.3752in" svg:height="0.9276in" svg:x="5.1146in" svg:y="1.5945in"><draw:text-box><text:p text:style-name="P9"><text:span text:style-name="T4">ATTENDEES</text:span></text:p></draw:text-box></draw:frame><draw:line text:anchor-type="paragraph" draw:z-index="24" draw:name="Shape11" draw:style-name="gr3" draw:text-style-name="P11" svg:x1="1.7646in" svg:y1="0.4756in" svg:x2="2.752in" svg:y2="0.4756in"><text:p/></draw:line><draw:line text:anchor-type="paragraph" draw:z-index="25" draw:name="Shape11" draw:style-name="gr3" draw:text-style-name="P11" svg:x1="4.1272in" svg:y1="0.4756in" svg:x2="5.1146in" svg:y2="0.4756in"><text:p/></draw:line><draw:line text:anchor-type="paragraph" draw:z-index="26" draw:name="Shape12" draw:style-name="gr3" draw:text-style-name="P11" svg:x1="5.8098in" svg:y1="0.9465in" svg:x2="5.8098in" svg:y2="1.5945in"><text:p/></draw:line><draw:line text:anchor-type="paragraph" draw:z-index="27" draw:name="Shape13" draw:style-name="gr3" draw:text-style-name="P11" svg:x1="2.5736in" svg:y1="0.3929in" svg:x2="2.5764in" svg:y2="0.5563in"><text:p/></draw:line><draw:line text:anchor-type="paragraph" draw:z-index="28" draw:name="Shape14" draw:style-name="gr3" draw:text-style-name="P11" svg:x1="2.6165in" svg:y1="0.4756in" svg:x2="2.752in" svg:y2="0.3693in"><text:p/></draw:line><draw:line text:anchor-type="paragraph" draw:z-index="29" draw:name="Shape15" draw:style-name="gr3" draw:text-style-name="P11" svg:x1="2.752in" svg:y1="0.5909in" svg:x2="2.6165in" svg:y2="0.4756in"><text:p/></draw:line><draw:line text:anchor-type="paragraph" draw:z-index="30" draw:name="Shape13" draw:style-name="gr3" draw:text-style-name="P11" svg:x1="1.8339in" svg:y1="0.3929in" svg:x2="1.8366in" svg:y2="0.5563in"><text:p/></draw:line><draw:line text:anchor-type="paragraph" draw:z-index="31" draw:name="Shape13" draw:style-name="gr3" draw:text-style-name="P11" svg:x1="1.8846in" svg:y1="0.3929in" svg:x2="1.8874in" svg:y2="0.5563in"><text:p/></draw:line><draw:line text:anchor-type="paragraph" draw:z-index="32" draw:name="Shape13" draw:style-name="gr3" draw:text-style-name="P11" svg:x1="4.1965in" svg:y1="0.3929in" svg:x2="4.1992in" svg:y2="0.5563in"><text:p/></draw:line><draw:line text:anchor-type="paragraph" draw:z-index="33" draw:name="Shape13" draw:style-name="gr3" draw:text-style-name="P13" svg:x1="4.9437in" svg:y1="0.3929in" svg:x2="4.9472in" svg:y2="0.5571in"><text:p/></draw:line><draw:line text:anchor-type="paragraph" draw:z-index="34" draw:name="Shape14" draw:style-name="gr3" draw:text-style-name="P11" svg:x1="4.9791in" svg:y1="0.4756in" svg:x2="5.1146in" svg:y2="0.3693in"><text:p/></draw:line><draw:line text:anchor-type="paragraph" draw:z-index="35" draw:name="Shape15" draw:style-name="gr3" draw:text-style-name="P11" svg:x1="5.1146in" svg:y1="0.5909in" svg:x2="4.9791in" svg:y2="0.4756in"><text:p/></draw:line><draw:line text:anchor-type="paragraph" draw:z-index="36" draw:name="Shape16" draw:style-name="gr3" draw:text-style-name="P11" svg:x1="5.7154in" svg:y1="1.5118in" svg:x2="5.9079in" svg:y2="1.5118in"><text:p/></draw:line><draw:line text:anchor-type="paragraph" draw:z-index="37" draw:name="Shape16" draw:style-name="gr3" draw:text-style-name="P11" svg:x1="5.7154in" svg:y1="1.1181in" svg:x2="5.9079in" svg:y2="1.1181in"><text:p/></draw:line><draw:line text:anchor-type="paragraph" draw:z-index="38" draw:name="Shape17" draw:style-name="gr3" draw:text-style-name="P11" svg:x1="5.8098in" svg:y1="1.0646in" svg:x2="5.6953in" svg:y2="0.9465in"><text:p/></draw:line><draw:line text:anchor-type="paragraph" draw:z-index="39" draw:name="Shape18" draw:style-name="gr3" draw:text-style-name="P11" svg:x1="5.9146in" svg:y1="0.9465in" svg:x2="5.8098in" svg:y2="1.06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s" svg:font-family="'Times new roman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35:51.972205581</meta:creation-date>
    <dc:date>2018-03-11T17:41:51.875104204</dc:date>
    <meta:editing-duration>PT1M48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5" meta:word-count="193" meta:character-count="1217" meta:non-whitespace-character-count="999"/>
  </office:meta>
</office:document-meta>
</file>